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ef" svg:font-family="Alef" style:font-pitch="variable"/>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Preformatted_20_Text">
      <style:paragraph-properties fo:margin-top="0.201cm" fo:margin-bottom="0.201cm" style:contextual-spacing="false" fo:line-height="115%" fo:text-align="justify" style:justify-single-word="false"/>
      <style:text-properties style:font-name="Arial1" fo:font-size="12pt" fo:font-weight="bold" style:font-size-asian="12pt" style:font-weight-asian="bold" style:font-size-complex="12pt" style:font-weight-complex="bold"/>
    </style:style>
    <style:style style:name="P2" style:family="paragraph" style:parent-style-name="Preformatted_20_Text">
      <style:paragraph-properties fo:margin-top="0.201cm" fo:margin-bottom="0.201cm" style:contextual-spacing="false" fo:line-height="115%" fo:text-align="justify" style:justify-single-word="false"/>
      <style:text-properties style:font-name="Arial1" fo:font-size="12pt" style:font-size-asian="12pt" style:font-size-complex="12pt"/>
    </style:style>
    <style:style style:name="P3" style:family="paragraph" style:parent-style-name="Preformatted_20_Text">
      <style:paragraph-properties fo:margin-top="0.201cm" fo:margin-bottom="0.201cm" style:contextual-spacing="false" fo:line-height="115%" fo:text-align="justify" style:justify-single-word="false"/>
      <style:text-properties style:font-name="Arial1" fo:font-size="12pt" officeooo:paragraph-rsid="000ca1e0" style:font-size-asian="12pt" style:font-size-complex="12pt"/>
    </style:style>
    <style:style style:name="P4" style:family="paragraph" style:parent-style-name="Preformatted_20_Text">
      <style:paragraph-properties fo:margin-top="0.201cm" fo:margin-bottom="0.201cm" style:contextual-spacing="false" fo:line-height="115%" fo:text-align="justify" style:justify-single-word="false"/>
      <style:text-properties style:font-name="Arial1" fo:font-size="12pt" fo:font-weight="normal" style:font-size-asian="12pt" style:font-weight-asian="normal" style:font-size-complex="12pt" style:font-weight-complex="normal"/>
    </style:style>
    <style:style style:name="P5" style:family="paragraph" style:parent-style-name="Preformatted_20_Text">
      <style:paragraph-properties fo:margin-top="0.201cm" fo:margin-bottom="0.201cm" style:contextual-spacing="false" fo:line-height="115%" fo:text-align="justify" style:justify-single-word="false"/>
      <style:text-properties style:font-name="Arial1" fo:font-size="12pt" fo:font-weight="normal" officeooo:rsid="000ca1e0" officeooo:paragraph-rsid="000ca1e0" style:font-size-asian="12pt" style:font-weight-asian="normal" style:font-size-complex="12pt" style:font-weight-complex="normal"/>
    </style:style>
    <style:style style:name="P6" style:family="paragraph" style:parent-style-name="Preformatted_20_Text">
      <style:paragraph-properties fo:margin-top="0.201cm" fo:margin-bottom="0.201cm" style:contextual-spacing="false" fo:line-height="115%" fo:text-align="justify" style:justify-single-word="false"/>
      <style:text-properties style:font-name="Arial1" fo:font-size="12pt" fo:font-weight="bold" officeooo:rsid="000ca1e0" officeooo:paragraph-rsid="000ca1e0" style:font-size-asian="12pt" style:font-weight-asian="bold" style:font-size-complex="12pt" style:font-weight-complex="bold"/>
    </style:style>
    <style:style style:name="P7" style:family="paragraph" style:parent-style-name="Preformatted_20_Text">
      <style:paragraph-properties fo:margin-top="0.201cm" fo:margin-bottom="0.201cm" style:contextual-spacing="false" fo:line-height="115%" fo:text-align="justify" style:justify-single-word="false"/>
      <style:text-properties style:font-name="Arial1" fo:font-size="12pt" fo:font-weight="bold" style:font-size-asian="12pt" style:font-weight-asian="bold" style:font-size-complex="12pt" style:font-weight-complex="bold"/>
    </style:style>
    <style:style style:name="P8" style:family="paragraph" style:parent-style-name="Preformatted_20_Text">
      <style:paragraph-properties fo:margin-top="0.201cm" fo:margin-bottom="0.201cm" style:contextual-spacing="false" fo:line-height="115%" fo:text-align="justify" style:justify-single-word="false"/>
      <style:text-properties style:font-name="Arial1" fo:font-size="12pt" style:font-size-asian="12pt" style:font-size-complex="12pt"/>
    </style:style>
    <style:style style:name="P9" style:family="paragraph" style:parent-style-name="Preformatted_20_Text">
      <style:paragraph-properties fo:margin-top="0.201cm" fo:margin-bottom="0.201cm" style:contextual-spacing="false" fo:line-height="115%" fo:text-align="justify" style:justify-single-word="false"/>
      <style:text-properties style:font-name="Arial1" fo:font-size="12pt" officeooo:paragraph-rsid="000ca1e0" style:font-size-asian="12pt" style:font-size-complex="12pt"/>
    </style:style>
    <style:style style:name="P10" style:family="paragraph" style:parent-style-name="Preformatted_20_Text">
      <style:paragraph-properties fo:margin-top="0.201cm" fo:margin-bottom="0.201cm" style:contextual-spacing="false" fo:line-height="115%" fo:text-align="justify" style:justify-single-word="false"/>
      <style:text-properties style:font-name="Arial1" fo:font-size="12pt" style:font-size-asian="12pt" style:font-size-complex="12pt"/>
    </style:style>
    <style:style style:name="P11" style:family="paragraph" style:parent-style-name="Preformatted_20_Text">
      <style:paragraph-properties fo:margin-top="0.201cm" fo:margin-bottom="0.201cm" style:contextual-spacing="false" fo:text-align="justify" style:justify-single-word="false"/>
      <style:text-properties fo:font-size="12pt" officeooo:rsid="0014c091" officeooo:paragraph-rsid="0014c091" style:font-size-asian="12pt" style:font-size-complex="12pt"/>
    </style:style>
    <style:style style:name="P12" style:family="paragraph" style:parent-style-name="Preformatted_20_Text">
      <style:paragraph-properties fo:margin-top="0.201cm" fo:margin-bottom="0.201cm" style:contextual-spacing="false" fo:line-height="115%" fo:text-align="justify" style:justify-single-word="false"/>
      <style:text-properties fo:font-size="12pt" officeooo:rsid="0014c091" style:font-size-asian="12pt" style:font-size-complex="12pt"/>
    </style:style>
    <style:style style:name="P13" style:family="paragraph" style:parent-style-name="Text_20_body">
      <style:paragraph-properties fo:margin-top="0.201cm" fo:margin-bottom="0.201cm" style:contextual-spacing="false" fo:line-height="115%" fo:text-align="justify" style:justify-single-word="false"/>
      <style:text-properties style:font-name="Arial1"/>
    </style:style>
    <style:style style:name="P14" style:family="paragraph" style:parent-style-name="Text_20_body">
      <style:paragraph-properties fo:margin-left="0cm" fo:margin-right="0cm" fo:text-indent="0cm" style:auto-text-indent="false"/>
      <style:text-properties style:font-name="Arial1"/>
    </style:style>
    <style:style style:name="P15" style:family="paragraph" style:parent-style-name="Text_20_body">
      <style:paragraph-properties fo:line-height="115%" fo:text-align="justify" style:justify-single-word="false"/>
      <style:text-properties style:font-name="Arial1" fo:font-size="12pt" style:font-size-asian="12pt" style:font-size-complex="12pt"/>
    </style:style>
    <style:style style:name="P16" style:family="paragraph" style:parent-style-name="Text_20_body">
      <style:paragraph-properties fo:margin-left="0cm" fo:margin-right="0cm" fo:line-height="115%" fo:text-align="justify" style:justify-single-word="false" fo:text-indent="0cm" style:auto-text-indent="false"/>
      <style:text-properties style:font-name="Arial1" fo:font-size="12pt" style:font-size-asian="12pt" style:font-size-complex="12pt"/>
    </style:style>
    <style:style style:name="P17" style:family="paragraph" style:parent-style-name="Text_20_body">
      <style:paragraph-properties fo:margin-top="0.201cm" fo:margin-bottom="0.201cm" style:contextual-spacing="false" fo:line-height="115%" fo:text-align="justify" style:justify-single-word="false"/>
      <style:text-properties style:font-name="Arial1" fo:font-size="12pt" style:font-size-asian="12pt" style:font-size-complex="12pt"/>
    </style:style>
    <style:style style:name="P18" style:family="paragraph" style:parent-style-name="Text_20_body">
      <style:paragraph-properties fo:margin-top="0.201cm" fo:margin-bottom="0.201cm" style:contextual-spacing="false" fo:line-height="115%" fo:text-align="justify" style:justify-single-word="false"/>
      <style:text-properties style:font-name="Arial1" fo:font-size="12pt" style:font-size-asian="12pt" style:font-size-complex="12pt"/>
    </style:style>
    <style:style style:name="T1" style:family="text">
      <style:text-properties fo:color="#000000" loext:opacity="100%" fo:font-size="12pt" style:text-underline-style="none"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Ubicación Geográfica</text:p>
      <text:p text:style-name="P5">La República Democrática del Congo está situada en el corazón del continente africano, entre los paralelos 5 norte y 14 sur y los meridianos 8 oeste y 33 este. El país está en su mayor parte drenado por la cuenca del río Congo, el segundo del mundo por su caudal y el quinto por su longitud. Son también importantes algunos de sus afluentes como el Ubangui y el Kasai. En cuanto al relieve, la planicie del Congo es una inmensa meseta cuyo punto más bajo se sitúa al norte (unos 300 m) y el más elevado al sur, en Katanga (unos 1.500 m). En la zona cercana a la desembocadura del río Congo se encuentran los Montes de Cristal paralelos al Atlántico (1.050 m); al oeste, el Macizo de Mayombe; al este, el Congo se hace parte del África de los Grandes Lagos (Tanganika, Kivu, Eduardo), alcanzando sus más altas cotas en los Macizos de Ruwenzori o Montañas de la Luna (5.000 m) y Virunga (3.000 m). La vegetación es en su mayor parte la correspondiente a la selva ecuatorial. En los dos Kasais y Katanga la vegetación es de sabana, mientras que en los dos Kivus es más bien alpina. </text:p>
      <text:p text:style-name="P4"/>
      <text:p text:style-name="P1">Historia</text:p>
      <text:p text:style-name="P15">El territorio de la República Democrática del Congo fue inicialmente habitado por tribus pigmeas, que fueron reemplazadas por las naciones bantúes durante las Migraciones Bantúes, desde aproximadamente el 2000 a.C. hasta el 500 d.C. Las migraciones posteriores de las regiones sudanesas y del este de África llevaron a una mezcla de grupos étnicos. Los bantúes fueron el grupo principal y su idioma se convirtió en la lengua franca del Congo, además de contribuir a avances en agricultura y metalurgia.</text:p>
      <text:p text:style-name="P16">En el siglo XV, el Imperio del Congo era la potencia dominante en la región, abarcando áreas en la actual nación del Congo, partes de Angola y Cabinda. Los europeos se interesaron en este país debido a su elaborado sistema impositivo y su vasto territorio que se extendía desde el Océano Atlántico hasta los ríos Kwango, Congo y Loje. El imperio estaba gobernado por el Manikongo desde su capital en M'banza-Kongo (hoy Sao Salvador). Establecieron una red comercial que incluía esclavos y recursos minerales. Sin embargo, las ventas masivas de esclavos debilitaron al reino, al igual que los conflictos con los portugueses.</text:p>
      <text:p text:style-name="P16">En el período de exploración y colonización europea en África (1870-1920), el explorador occidental Henry Morton Stanley, financiado por el rey Leopoldo II de Bélgica, trazó mapas de la región para su posterior colonización. Leopoldo II estableció el Estado Libre del Congo, explotando brutalmente a los nativos en plantaciones de hule para enriquecerse. La explotación terminó con la muerte de millones de africanos debido a la esclavitud y enfermedades.</text:p>
      <text:p text:style-name="P16">Con el fin de reforzar las cuotas de producción de hule se creó la Force Publique un ejército que no se encontraba destinado a defender la colonia si no que a aterrorizar a la población. Las atrocidades fueron condenadas internacionalmente, y el Congo pasó de ser el Estado Libre del Congo a ser una colonia directamente gobernada por Bélgica.</text:p>
      <text:p text:style-name="P16"/>
      <text:p text:style-name="P16"><text:soft-page-break/>En 1959, se realizaron elecciones libres ganadas por el Movimiento Nacional Congolés dirigido por Patrice Lumumba. Sin embargo, las autoridades belgas reprimieron movimientos independentistas, provocando violencia y arrestos, incluyendo a Lumumba, quien fue encarcelado en enero de 1960.</text:p>
      <text:p text:style-name="P16">En 1960, tras la independencia del Congo, Patrice Lumumba fue nombrado primer ministro y Joseph Kasavubu presidente. Sin embargo, las tensiones internas y la secesión de provincias ricas en recursos como Katanga y Kasai del Sur provocaron una crisis. Lumumba solicitó ayuda estadounidense, pero al no recibirla, se volcó hacia la Unión Soviética. Las provincias rebeldes recibieron apoyo belga, lo que llevó a una intervención militar en el país, violando su soberanía.</text:p>
      <text:p text:style-name="P16">Las Naciones Unidas intervinieron, pero su respuesta fue contradictoria y poco efectiva. Bélgica firmó un acuerdo con Katanga, reconociendo su independencia de inmediato. Lumumba intentó reaccionar enviando tropas, pero la ONU impuso un alto el fuego que evitó la entrada de las fuerzas congoleñas en Katanga.</text:p>
      <text:p text:style-name="P16">Lumumba fue arrestado y, finalmente ejecutado en 1961. En los años siguientes, el Congo enfrentó más conflictos, incluyendo un motín en 1964 liderado por un mercenario europeo y la participación del guerrillero Che Guevara en una guerra de guerrillas que terminó en fracaso.</text:p>
      <text:p text:style-name="P16">En 1965, Mobutu Sese Seko llegó al poder respaldado por occidente, instaurando una dictadura de partido único que prohibió todos los partidos excepto el oficial. Esta era de autoritarismo perduró por tres décadas. Durante esos años, el ébola, una enfermedad altamente letal para la cual no existe cura ni vacuna, hizo su aparición en la República Democrática del Congo en 1976. Esta enfermedad persiste en la actualidad y ha representado una amenaza constante para la población.</text:p>
      <text:p text:style-name="P16">La Primera Guerra del Congo fue desencadenada por el genocidio ruandés, que provocó una gran ola de refugiados hacia el Congo. Las fuerzas guerrilleras lideradas por Kabila, con el respaldo de Ruanda y Uganda, lograron el éxito en 1997, expulsando a Mobutu del poder. En ese momento, el país cambió su nombre a República Democrática del Congo. Sin embargo, Kabila trató de consolidar su poder, lo que generó tensiones con minorías étnicas y antiguos aliados. Uganda y Ruanda retiraron su apoyo, lo que desencadenó una rebelión en 1998. El gobierno expulsó a los tutsis del gobierno y luchó contra fuerzas extranjeras, recibiendo apoyo de tropas de países como Zimbabwe, Angola, Namibia, Chad y Sudán en un conflicto que perduró en el tiempo.</text:p>
      <text:p text:style-name="P16">La Segunda Guerra del Congo, también conocida como la Guerra Mundial Africana, fue el conflicto armado más grande en el continente africano. Ocurrió entre 1998 y oficialmente terminó en 2002. Involucró a más de 9 países y acabó con la muerte de aproximadamente 3.8 millones de personas, convirtiéndolo en uno de los conflictos más graves desde la Segunda Guerra Mundial.</text:p>
      <text:p text:style-name="P16">A pesar de varios intentos de alto al fuego y acuerdos de paz, la situación siguió siendo inestable. Tres tratados de paz, el Acuerdo de Sun City, el Acuerdo de Pretoria y el Acuerdo de Luanda, se firmaron para estabilizar la paz en la región. Estos tratados tenían como objetivo establecer un gobierno democrático en la República Democrática del Congo y regular la retirada de las tropas extranjeras, aunque el cumplimiento de estos <text:soft-page-break/>acuerdos fue inconsistente y muchas violaciones ocurrieron a lo largo del conflicto.</text:p>
      <text:p text:style-name="P16">Durante el gobierno de Joseph Kabila en la República Democrática del Congo (2006-2016), a pesar de acuerdos previos, hubo violencia y enfrentamientos políticos en el país. En 2006, se implementó una nueva constitución y se llevaron a cabo las primeras elecciones multipartidistas, donde Kabila fue elegido presidente.</text:p>
      <text:p text:style-name="P16">En 2011, Kabila fue reelegido para un segundo mandato, lo que provocó disturbios y controversias debido a la falta de credibilidad en los resultados electorales. Hubo protestas y enfrentamientos violentos en 2015 y 2016 debido a intentos de Kabila de permanecer en el poder, lo que terminó con numerosas muertes y arrestos.</text:p>
      <text:p text:style-name="P16">En diciembre de 2018, se llevaron a cabo elecciones presidenciales en la República Democrática del Congo para suceder a Kabila. Félix Tshisekedi, candidato opositor, fue declarado ganador en enero de 2019 y asumió la presidencia el 24 de enero. A pesar de que los aliados políticos del expresidente Kabila mantenían el control en varios sectores del gobierno, Tshisekedi logró fortalecer su poder al ganar el apoyo de la mayoría de los legisladores y formar un nuevo gobierno en abril de 2021, excluyendo a los partidarios de Kabila.</text:p>
      <text:p text:style-name="P16">En la actualidad, la falta de seguridad ha llevado al surgimiento de numerosos grupos rebeldes, alcanzando un total de 120 en 2018, posiblemente la mayor cantidad en el mundo. Estos grupos, acusados a menudo de tener vínculos con gobiernos regionales interesados en los recursos minerales del este del Congo, atacan a civiles por motivos étnicos. La incapacidad del estado y de la fuerza de paz de la ONU para brindar seguridad ha exacerbado la situación. </text:p>
      <text:p text:style-name="P2"/>
      <text:p text:style-name="P2"/>
      <text:p text:style-name="P1">Política</text:p>
      <text:p text:style-name="P13"><text:span text:style-name="T1">Una vez finalizada la Segunda Guerra del Congo se han realizado grandes esfuerzos por estabilizar y dotar al malogrado país de un sistema político democrático que dé a la población la estabilidad necesaria para promover la paz, la reconciliación y el desarrollo económico.</text:span></text:p>
      <text:p text:style-name="P14">En el año 2005 el país promulgó una nueva Constitución Política en la cual se reorganizaba en gran medida el sistema público y la administración del Estado.</text:p>
      <text:p text:style-name="P14">Desde enero del 2019, el actual presidente del país es Félix Tshisekedi, político congoleño dirigente del partido Unión para la Democracia y el Progreso Social, el partido de oposición más antiguo y más grande de la República Democrática del Congo, quien reemplazó a Joseph Kabila</text:p>
      <text:p text:style-name="P13"><text:span text:style-name="T1"/></text:p>
      <text:p text:style-name="P3"/>
      <text:p text:style-name="P3"/>
      <text:p text:style-name="P1"><text:soft-page-break/>Sanidad</text:p>
      <text:p text:style-name="P17">Las condiciones sanitarias del país en general son muy deficientes. La mayoría de los hospitales exigen el pago anticipado o confirmación del seguro antes del tratamiento, sino puedes pagarlo no tienes ningún tipo de derecho a una cobertura médica.</text:p>
      <text:p text:style-name="P14">La población de República Democrática del Congo (RDC) lleva décadas soportando crisis y graves limitaciones en la capacidad médica del país. Ha experimentado diez brotes de la mortal enfermedad del ébola desde 1976, lo que ha sumido todavía más a las comunidades vulnerables en la pobreza.</text:p>
      <text:p text:style-name="P14">En 2018, se agravó una violencia ya de por sí extrema y los brotes de enfermedades fueron más frecuentes.</text:p>
      <text:p text:style-name="P2"/>
      <text:p text:style-name="P1">Educación</text:p>
      <text:p text:style-name="P17">En 2002, el sistema educativo en la República Democrática del Congo tenía más de 19.000 escuelas primarias al servicio de 160.000 alumnos, y 8000 escuelas secundarias al servicio de 110.000 alumnos. Sin embargo, la educación primaria en la República Democrática del Congo no es ni obligatoria, ni gratuita, ni universal, y muchos niños no asisten a la escuela porque sus padres no pueden pagar los honorarios de la inscripción. De manera habitual se espera que los padres abonen los salarios de los maestros.</text:p>
      <text:p text:style-name="P17"/>
      <text:p text:style-name="P1">Economía</text:p>
      <text:p text:style-name="P17">La economía de la República Democrática del Congo depende principalmente de las exportaciones de cobre y cobalto, que representan más del 70% de sus exportaciones. A pesar de la falta de diversificación, la economía del país mostró resiliencia durante la pandemia de COVID-19, gracias a la recuperación de la demanda mundial de materias primas.</text:p>
      <text:p text:style-name="P14">Desde el 30 de junio de 1998, la unidad monetaria es el Franco Congoleño (FC). La equivalencia con 1€ es de 2720,08 FC.</text:p>
      <text:p text:style-name="P1">Idioma</text:p>
      <text:p text:style-name="P2">El idioma oficial es el francés. Además, hay cuatro idiomas nacionales: Lingala, Swahili, Tshiluba y Kikongo. Existen decenas de dialectos e idiomas locales. </text:p>
      <text:p text:style-name="P2">El lingala es una lengua bantú hablada en el noroeste de la República Democrática del Congo y en una gran parte de la República del Congo, así como, en cierto grado, en Angola y la República Centroafricana. Tiene más de 10 millones de hablantes.</text:p>
      <text:p text:style-name="P2"/>
      <text:p text:style-name="P2"/>
      <text:p text:style-name="P1"><text:soft-page-break/>Religión</text:p>
      <text:p text:style-name="P4">No existe religión oficial. La inmensa mayoría de sus ciudadanos practican distintas modalidades de cristianismo, si bien la más extendida sigue siendo la católica (un 50% de la población). Existe un auge creciente de diversos cultos evangelistas (églises du réveil) y del kimbanguismo, una corriente cristiana fundada por el llamado profeta congoleño Simon Kimbangu. Existe asimismo una minoría musulmana, principalmente en el noreste del país.</text:p>
      <text:p text:style-name="P1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ef" svg:font-family="Alef" style:font-pitch="variable"/>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10-23T14:50:03.986000000</dc:date>
    <meta:editing-duration>PT10H55M58S</meta:editing-duration>
    <meta:editing-cycles>7</meta:editing-cycles>
    <meta:generator>LibreOffice/7.6.0.3$Windows_X86_64 LibreOffice_project/69edd8b8ebc41d00b4de3915dc82f8f0fc3b6265</meta:generator>
    <meta:document-statistic meta:table-count="0" meta:image-count="0" meta:object-count="0" meta:page-count="5" meta:paragraph-count="37" meta:word-count="1833" meta:character-count="11320" meta:non-whitespace-character-count="9521"/>
  </office:meta>
</office:document-meta>
</file>